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2cm" draw:marker-start="StrokedTriang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="FilledDiamond" draw:marker-start-width="0.23cm" draw:marker-end="Line_20_Arrow" draw:marker-end-width="0.23cm" draw:textarea-horizontal-align="center" draw:textarea-vertical-align="bottom" fo:padding-top="0.135cm" fo:padding-bottom="0.135cm" fo:padding-left="0.26cm" fo:padding-right="0.26cm"/>
    </style:style>
    <style:style style:name="gr8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55cm"/>
    </style:style>
    <style:style style:name="gr10" style:family="graphic" style:parent-style-name="standard">
      <style:graphic-properties draw:stroke="dash" draw:stroke-dash="Ultrafine_20_Dashed" svg:stroke-width="0.02cm" draw:marker-start="StrokedCirc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margin-top="0.1cm" fo:margin-bottom="0.1cm" fo:line-height="100%" fo:text-align="start" fo:text-indent="0cm"/>
    </style:style>
    <style:style style:name="P4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start"/>
      <style:text-properties fo:font-family="Helvetica" style:font-family-generic="swiss" fo:font-size="10pt" style:font-size-asian="10pt" style:font-size-complex="10pt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4" style:family="text">
      <style:text-properties fo:font-family="Helvetica" style:font-family-generic="swiss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family="Helvetica" style:font-family-generic="swis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family="Helvetica" style:font-family-generic="swis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3">
          <draw:glue-point draw:id="4" svg:x="-1.019cm" svg:y="4.99cm"/>
          <draw:custom-shape draw:style-name="gr1" draw:text-style-name="P2" draw:layer="layout" svg:width="5.73cm" svg:height="1cm" svg:x="15.739cm" svg:y="9.579cm">
            <text:p text:style-name="P1"><text:span text:style-name="T1">Debugge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5.73cm" svg:height="1.44cm" svg:x="15.739cm" svg:y="10.579cm">
            <text:p text:style-name="P3"><text:span text:style-name="T2">+trigger_out : sc_out&lt;bool&gt;</text:span></text:p>
            <text:p text:style-name="P3"><text:span text:style-name="T2">+data_out : sc_out&lt;sc_uint&lt;...&gt; &gt;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5.73cm" svg:height="1.236cm" svg:x="15.738cm" svg:y="12.019cm">
            <text:p text:style-name="P3"><text:span text:style-name="T3">+ enter(...)</text:span></text:p>
            <text:p text:style-name="P3"><text:span text:style-name="T3">+ leave(...)</text:span></text:p>
            <draw:enhanced-geometry svg:viewBox="0 0 21600 21600" draw:type="rectangle" draw:enhanced-path="M 0 0 L 21600 0 21600 21600 0 21600 0 0 Z N"/>
          </draw:custom-shape>
        </draw:g>
        <draw:g draw:id="id5">
          <draw:glue-point draw:id="4" svg:x="-1.019cm" svg:y="4.99cm"/>
          <draw:custom-shape draw:style-name="gr1" draw:text-style-name="P2" draw:layer="layout" svg:width="2.44cm" svg:height="1cm" svg:x="17.4cm" svg:y="6.248cm">
            <text:p text:style-name="P1"><text:span text:style-name="T1">Trac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.44cm" svg:height="0.886cm" svg:x="17.4cm" svg:y="7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">
          <draw:glue-point draw:id="4" svg:x="-1.019cm" svg:y="4.99cm"/>
          <draw:custom-shape draw:style-name="gr1" draw:text-style-name="P2" draw:layer="layout" svg:width="2.44cm" svg:height="1cm" svg:x="20.126cm" svg:y="6.248cm">
            <text:p text:style-name="P1"><text:span text:style-name="T1">Watch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.44cm" svg:height="0.886cm" svg:x="20.126cm" svg:y="7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glue-point draw:id="4" svg:x="-1.019cm" svg:y="4.99cm"/>
          <draw:custom-shape draw:style-name="gr1" draw:text-style-name="P2" draw:layer="layout" svg:width="2.44cm" svg:height="1cm" svg:x="14.641cm" svg:y="6.248cm">
            <text:p text:style-name="P1"><text:span text:style-name="T1">Profil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.44cm" svg:height="0.886cm" svg:x="14.641cm" svg:y="7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glue-point draw:id="4" svg:x="-1.019cm" svg:y="4.99cm"/>
          <draw:custom-shape draw:style-name="gr1" draw:text-style-name="P2" draw:layer="layout" svg:width="5.73cm" svg:height="1cm" svg:x="9.799cm" svg:y="8.904cm">
            <text:p text:style-name="P1"><text:span text:style-name="T1">Schedul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73cm" svg:height="0.661cm" svg:x="9.799cm" svg:y="9.9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73cm" svg:height="4.299cm" svg:x="9.797cm" svg:y="10.561cm">
            <text:p text:style-name="P3"><text:span text:style-name="T3">+ &lt;&lt;SC_CTHREAD&gt;&gt; controller()</text:span></text:p>
            <text:p text:style-name="P6"><text:span text:style-name="T4">+ insert()</text:span></text:p>
            <text:p text:style-name="P6"><text:span text:style-name="T4">+ remove()</text:span></text:p>
            <text:p text:style-name="P6"><text:span text:style-name="T4">+ suspend()</text:span></text:p>
            <text:p text:style-name="P6"><text:span text:style-name="T4">+ remove()</text:span></text:p>
            <text:p text:style-name="P6"><text:span text:style-name="T4">+ chosen()</text:span></text:p>
            <text:p text:style-name="P6"><text:span text:style-name="T4">+ choose()</text:span></text:p>
            <text:p text:style-name="P6"><text:span text:style-name="T4">+ choose()</text:span></text:p>
            <text:p text:style-name="P6"><text:span text:style-name="T4">+ choose_anoth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7">
          <draw:glue-point draw:id="4" svg:x="-1.019cm" svg:y="4.99cm"/>
          <draw:glue-point draw:id="5" svg:x="0.568cm" svg:y="-1.349cm"/>
          <draw:custom-shape draw:style-name="gr1" draw:text-style-name="P2" draw:layer="layout" svg:width="3.781cm" svg:height="1cm" svg:x="11.997cm" svg:y="15.701cm">
            <text:p text:style-name="P1"><text:span text:style-name="T1">AdaptedSchedul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81cm" svg:height="0.661cm" svg:x="11.997cm" svg:y="16.7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781cm" svg:height="3.818cm" svg:x="11.996cm" svg:y="17.358cm">
            <text:p text:style-name="P3"><text:span text:style-name="T3">+ insert()</text:span></text:p>
            <text:p text:style-name="P6"><text:span text:style-name="T5">+ remove()</text:span></text:p>
            <text:p text:style-name="P6"><text:span text:style-name="T5">+ suspend()</text:span></text:p>
            <text:p text:style-name="P6"><text:span text:style-name="T5">+ remove()</text:span></text:p>
            <text:p text:style-name="P6"><text:span text:style-name="T5">+ chosen()</text:span></text:p>
            <text:p text:style-name="P6"><text:span text:style-name="T5">+ choose()</text:span></text:p>
            <text:p text:style-name="P6"><text:span text:style-name="T5">+ choose()</text:span></text:p>
            <text:p text:style-name="P6"><text:span text:style-name="T5">+ choose_anoth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">
          <draw:custom-shape draw:style-name="gr1" draw:text-style-name="P2" draw:layer="layout" svg:width="2.45cm" svg:height="1cm" svg:x="11.438cm" svg:y="6.374cm">
            <text:p text:style-name="P1"><text:span text:style-name="T1">sc_modu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45cm" svg:height="0.5cm" svg:x="11.438cm" svg:y="7.374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7" draw:layer="layout" svg:x1="12.663cm" svg:y1="7.874cm" svg:x2="12.663cm" svg:y2="8.904cm" draw:start-shape="id1" draw:start-glue-point="2" draw:end-shape="id2" draw:end-glue-point="0" svg:d="m12663 7874v1030">
          <text:p/>
        </draw:connector>
        <draw:connector draw:style-name="gr7" draw:text-style-name="P7" draw:layer="layout" svg:x1="18.603cm" svg:y1="9.579cm" svg:x2="15.861cm" svg:y2="8.134cm" draw:start-shape="id3" draw:start-glue-point="0" draw:end-shape="id4" draw:end-glue-point="2" svg:d="m18603 9579v-722h-2742v-723">
          <text:p/>
        </draw:connector>
        <draw:connector draw:style-name="gr7" draw:text-style-name="P7" draw:layer="layout" svg:x1="18.603cm" svg:y1="9.579cm" svg:x2="18.62cm" svg:y2="8.134cm" draw:start-shape="id3" draw:start-glue-point="0" draw:end-shape="id5" draw:end-glue-point="2" svg:d="m18603 9579v-722h17v-723">
          <text:p/>
        </draw:connector>
        <draw:connector draw:style-name="gr7" draw:text-style-name="P7" draw:layer="layout" svg:x1="18.603cm" svg:y1="9.579cm" svg:x2="21.346cm" svg:y2="8.134cm" draw:start-shape="id3" draw:start-glue-point="0" draw:end-shape="id6" draw:end-glue-point="2" svg:d="m18603 9579v-722h2743v-723">
          <text:p/>
        </draw:connector>
        <draw:connector draw:style-name="gr6" draw:text-style-name="P7" draw:layer="layout" draw:line-skew="0.792cm" svg:x1="18.603cm" svg:y1="13.255cm" svg:x2="13.887cm" svg:y2="15.701cm" draw:start-shape="id3" draw:start-glue-point="2" draw:end-shape="id7" svg:d="m18603 13255v2015h-4716v431">
          <text:p/>
        </draw:connector>
        <draw:connector draw:style-name="gr6" draw:text-style-name="P7" draw:layer="layout" svg:x1="12.663cm" svg:y1="14.86cm" svg:x2="13.887cm" svg:y2="15.701cm" draw:start-shape="id2" draw:start-glue-point="2" draw:end-shape="id7" draw:end-glue-point="0" svg:d="m12663 14860v420h1224v421">
          <text:p/>
        </draw:connector>
        <draw:g draw:id="id8">
          <draw:custom-shape draw:style-name="gr8" draw:text-style-name="P1" draw:layer="layout" svg:width="4.55cm" svg:height="1.884cm" draw:transform="rotate (3.1415926535892) translate (21.209cm 19.487cm)">
            <text:p/>
            <draw:enhanced-geometry svg:viewBox="0 0 21600 21600" draw:mirror-horizontal="true" draw:glue-points="10800 0 0 10800 10800 21600 21600 10800" draw:text-areas="0 0 21600 ?f11" draw:type="paper" draw:modifiers="16977.076879752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8" draw:layer="layout" svg:width="4.613cm" svg:height="1.8cm" svg:x="16.596cm" svg:y="17.687cm">
            <draw:text-box>
              <text:p text:style-name="P6"><text:span text:style-name="T6">Debugged::enter(...);</text:span></text:p>
              <text:p text:style-name="P6"><text:span text:style-name="T6">Scheduler::insert();</text:span></text:p>
              <text:p text:style-name="P6"><text:span text:style-name="T6">Debugged::leave(...);</text:span></text:p>
            </draw:text-box>
          </draw:frame>
        </draw:g>
        <draw:connector draw:style-name="gr10" draw:text-style-name="P7" draw:layer="layout" svg:x1="14.101cm" svg:y1="17.7cm" svg:x2="16.596cm" svg:y2="18.545cm" draw:start-shape="id7" draw:start-glue-point="5" draw:end-shape="id8" draw:end-glue-point="3" svg:d="m14101 17700h2098v845h3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lledDiamond" svg:viewBox="0 0 10 20" svg:d="m5 0 5 10-5 10-5-1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Triangle" svg:viewBox="0 0 100 100" svg:d="m0 100 50-100 50 96h-4l-46-92-46 92h96v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1-07-05T13:23:44</dc:date>
    <meta:editing-duration>PT02H20M52S</meta:editing-duration>
    <meta:editing-cycles>37</meta:editing-cycles>
    <meta:generator>OpenOffice.org/3.0$Linux OpenOffice.org_project/300m15$Build-9379</meta:generator>
    <meta:document-statistic meta:object-count="34"/>
  </office:meta>
</office:document-meta>
</file>